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style:rotation-align="none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Start Range</text:p>
          </table:table-cell>
          <table:table-cell office:value-type="string">
            <text:p>End Range</text:p>
          </table:table-cell>
          <table:table-cell office:value-type="string">
            <text:p>Date</text:p>
          </table:table-cell>
          <table:table-cell office:value-type="string">
            <text:p>bar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formula="of:=SUMPRODUCT((([.A$2:.A$7])&lt;=[.$C2])*(([.B$2:.B$7])&gt;[.$C2]))" office:value-type="float" office:value="2">
            <text:p>2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formula="of:=SUMPRODUCT((([.A$2:.A$7])&lt;=[.$C3])*(([.B$2:.B$7])&gt;[.$C3]))" office:value-type="float" office:value="3">
            <text:p>3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formula="of:=SUMPRODUCT((([.A$2:.A$7])&lt;=[.$C4])*(([.B$2:.B$7])&gt;[.$C4]))" office:value-type="float" office:value="4">
            <text:p>4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formula="of:=SUMPRODUCT((([.A$2:.A$7])&lt;=[.$C5])*(([.B$2:.B$7])&gt;[.$C5]))" office:value-type="float" office:value="4">
            <text:p>4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2" table:style-name="ce1" office:value-type="float" office:value="6">
            <text:p>6</text:p>
          </table:table-cell>
          <table:table-cell table:formula="of:=SUMPRODUCT((([.A$2:.A$7])&lt;=[.$C6])*(([.B$2:.B$7])&gt;[.$C6]))" office:value-type="float" office:value="3">
            <text:p>3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SUMPRODUCT((([.A$2:.A$7])&lt;=[.$C7])*(([.B$2:.B$7])&gt;[.$C7]))" office:value-type="float" office:value="1">
            <text:p>1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>
        <table:named-expression table:name="__shared_2_0_0" table:base-cell-address="$Sheet1.$A$1" table:expression="MIN(SUMPRODUCT((#NAME?=[.A$2])*(#NAME?&lt;=[.$A1])*(#NAME?&gt;[.$A1])*#NAME?);8)"/>
        <table:named-expression table:name="__shared_2_1_0" table:base-cell-address="$Sheet1.$A$2" table:expression="[.A1]+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number:date-style style:name="N10141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1" number:language="en" number:country="US">
      <number:text-content/>
      <style:map style:condition="value()&gt;=0" style:apply-style-name="N10141P0"/>
    </number:text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 style:data-style-name="N2" text:time-value="0000-00-00T17:27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15:56:01</meta:creation-date>
    <dc:date>2013-10-25T17:35:59</dc:date>
    <meta:editing-duration>P1DT1H34M</meta:editing-duration>
    <meta:editing-cycles>7</meta:editing-cycles>
    <meta:generator>LibreOffice/4.0.2.2$Linux_X86_64 LibreOffice_project/400m0$Build-2</meta:generator>
    <meta:document-statistic meta:table-count="1" meta:cell-count="28" meta:object-count="0"/>
  </office:meta>
</office:document-meta>
</file>